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ут титульный лист</text:p>
      <text:p text:style-name="P1">тут содержание</text:p>
      <text:p text:style-name="P1">тут контент</text:p>
      <text:p text:style-name="P1">тут список литератур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hemoth </meta:initial-creator>
    <meta:creation-date>2011-04-24T23:59:48</meta:creation-date>
    <meta:document-statistic meta:table-count="0" meta:image-count="0" meta:object-count="0" meta:page-count="4" meta:paragraph-count="4" meta:word-count="10" meta:character-count="64"/>
    <dc:date>2011-04-25T00:00:43</dc:date>
    <dc:creator>Behemoth </dc:creator>
    <meta:editing-duration>PT00H00M58S</meta:editing-duration>
    <meta:editing-cycles>1</meta:editing-cycles>
    <meta:generator>OpenOffice.org/3.2$Unix OpenOffice.org_project/320m12$Build-9483</meta:generator>
  </office:meta>
</office:document-meta>
</file>